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jercicios básicos JavaScript – Hoja 1</text:p>
      <text:p text:style-name="Standard"/>
      <text:p text:style-name="Standard">Considera para los siguientes ejercicios que todavía no sabemos acceder al DOM (Document Object Model) mediante JavaScript:</text:p>
      <text:list xml:id="list17043830251" text:style-name="L1">
        <text:list-item>
          <text:p text:style-name="P2">Para recoger datos de usuario, no podremos utilizar formularios, habrá que utilizar la función <text:span text:style-name="T1">prompt</text:span>. </text:p>
        </text:list-item>
        <text:list-item>
          <text:p text:style-name="P2">Para mostrar datos por pantalla, tendremos que utilizar el método write del objeto document, que recibe como parámetro el html a insertar en la página). Ej: <text:span text:style-name="T1">document.write (“Hola Mundo”);</text:span></text:p>
        </text:list-item>
      </text:list>
      <text:p text:style-name="P1"/>
      <text:list xml:id="list1889241681" text:style-name="L2">
        <text:list-item>
          <text:p text:style-name="P3">Guardar tus datos nombre, edad, altura y casado (true o false) en variables. Muéstralas en la página web con saltos de línea.</text:p>
          <text:p text:style-name="P3"/>
        </text:list-item>
        <text:list-item>
          <text:p text:style-name="P3">Introduce tu nombre y edad por caja de texto y muestra en la página web el siguiente mensaje: “Hola nombre, así que tienes xx años”</text:p>
          <text:p text:style-name="P3"/>
        </text:list-item>
        <text:list-item>
          <text:p text:style-name="P3">Introduce dos números mediante caja de texto y muestra en pantalla la suma y la multiplicación de ambos.</text:p>
          <text:p text:style-name="P3"/>
        </text:list-item>
        <text:list-item>
          <text:p text:style-name="P3">Introduce un nombre y una nota mediante caja de texto. Si la nota es mayor que 4, se debe mostrar el texto “nombre está aprobado con un xx”</text:p>
          <text:p text:style-name="P3"/>
        </text:list-item>
        <text:list-item>
          <text:p text:style-name="P3">Introduce 2 números y muestra un texto por pantalla que diga cuál es el mayor.</text:p>
          <text:p text:style-name="P3"/>
        </text:list-item>
        <text:list-item>
          <text:p text:style-name="P3">Introduce 3 números y muestra un texto por pantalla que diga cuál es el mayor.</text:p>
          <text:p text:style-name="P3">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06T01:07:01.35</meta:creation-date>
    <dc:date>2013-10-19T23:03:01</dc:date>
    <meta:editing-duration>PT14M39S</meta:editing-duration>
    <meta:editing-cycles>2</meta:editing-cycles>
    <meta:generator>LibreOffice/3.5$Linux_X86_64 LibreOffice_project/350m1$Build-2</meta:generator>
    <dc:creator>juanda </dc:creator>
    <meta:document-statistic meta:table-count="0" meta:image-count="0" meta:object-count="0" meta:page-count="1" meta:paragraph-count="11" meta:word-count="198" meta:character-count="1121" meta:non-whitespace-character-count="939"/>
  </office:meta>
</office:document-meta>
</file>